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Report.startNonGui( CLOption testFile , CLOption lo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eterReport.getResource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ToTest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ToTest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enToTest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enToTest.ListenToTest( JMeterRepor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Report.JMeter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ToTest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Report.convertSubTree( HashTree tr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eterReport.start( String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MeterReport.initializeProperties( CLArgsParser pars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JMeterReport.startGui( CLOption tes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istenToTest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Report.run( String testFile , String logFile , boolean remoteSt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istenToTes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Report.getIconMapp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